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9EE58854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objectwithoutfill">
      <style:graphic-properties svg:stroke-width="0.4cm" svg:stroke-color="#ff0000" draw:marker-start="" draw:marker-start-width="0.8cm" draw:marker-end="Arrowheads_20_2" draw:marker-end-width="0.8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4cm" svg:stroke-color="#ff0000" draw:marker-start-width="0.8cm" draw:marker-end="Arrowheads_20_2" draw:marker-end-width="0.8cm" draw:fill="none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6.924cm" svg:height="6.632cm" svg:x="3.999cm" svg:y="6.446cm">
          <draw:image xlink:href="Pictures/10000000000001900000019EE5885452.jpg" xlink:type="simple" xlink:show="embed" xlink:actuate="onLoad">
            <text:p/>
          </draw:image>
        </draw:frame>
        <draw:path draw:style-name="gr2" draw:text-style-name="P1" draw:layer="layout" svg:width="4.611cm" svg:height="2.003cm" svg:x="7.534cm" svg:y="11.094cm" svg:viewBox="0 0 4612 2004" svg:d="m0 2003c3452 0 4611-2003 4611-2003">
          <text:p/>
        </draw:path>
        <draw:path draw:style-name="gr3" draw:text-style-name="P1" draw:layer="layout" svg:width="0.827cm" svg:height="4.045cm" svg:x="3.808cm" svg:y="7.219cm" svg:viewBox="0 0 828 4046" svg:d="m827 0c-1398 2003-605 4045-605 40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08-20T09:51:19</meta:creation-date>
    <dc:date>2008-08-20T10:16:25</dc:date>
    <dc:language>en-US</dc:language>
    <meta:editing-cycles>2</meta:editing-cycles>
    <meta:editing-duration>PT25M10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